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222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bottom"/>
      <style:paragraph-properties fo:text-align="start" fo:margin-left="0in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0.0138in solid #000000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="0.0138in solid #000000"/>
      <style:text-properties style:use-window-font-color="true" style:text-line-through-style="none" style:font-name="Arial1" fo:font-size="10pt" fo:language="en" fo:country="US" fo:font-style="normal" style:text-underline-style="none" fo:font-weight="normal" style:font-name-asian="Arial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ce2"/>
        <table:table-row table:style-name="ro1">
          <table:table-cell table:style-name="Default" office:value-type="string">
            <text:p>I föregående iteration så jobbade jag med själva spelet.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Det går nu att pausa spelet mitt i och när man avslutar paus läget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så fortsätter spelet där man va. Spelaren kan också kontrollera 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sitt skepp och skjuta mot fienderna som renderas. När en fiende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blir träffad av ett skott så "dör" den. De har dock ingen HP än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>
            <text:p>så de dör direkt, detta fixas i nästa iteration.</text:p>
          </table:table-cell>
          <table:table-cell table:style-name="Default" table:number-columns-repeated="4"/>
        </table:table-row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Default" office:value-type="string">
            <text:p>Tidsrapport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Krav</text:p>
          </table:table-cell>
          <table:table-cell table:style-name="ce1" office:value-type="string">
            <text:p>Uppgift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Skattad tid</text:p>
          </table:table-cell>
          <table:table-cell table:style-name="ce1" office:value-type="string">
            <text:p>Verklig tid</text:p>
          </table:table-cell>
        </table:table-row>
        <table:table-row table:style-name="ro1">
          <table:table-cell office:value-type="string">
            <text:p>F8</text:p>
          </table:table-cell>
          <table:table-cell office:value-type="string">
            <text:p>Skapa paus state</text:p>
          </table:table-cell>
          <table:table-cell office:value-type="string">
            <text:p>Kla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4</text:p>
          </table:table-cell>
          <table:table-cell office:value-type="string">
            <text:p>Lägg till funktionalitet för spelarens kontroller.</text:p>
          </table:table-cell>
          <table:table-cell office:value-type="string">
            <text:p>Klar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Skapa spelarens farkost, samt hantering för den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Skapa vapen till farkost, samt hantering för den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Fixa hitbox för vapen och kolla ifall fiende är träffad.</text:p>
          </table:table-cell>
          <table:table-cell office:value-type="string">
            <text:p>Klar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Testa farkosten efter implementation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5, F6</text:p>
          </table:table-cell>
          <table:table-cell office:value-type="string">
            <text:p>Skapa hantering för sprites.</text:p>
          </table:table-cell>
          <table:table-cell office:value-type="string">
            <text:p>Klar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Systemtest med testrapport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kapa iterationsplan 3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andledarmöte</text:p>
          </table:table-cell>
          <table:table-cell office:value-type="string">
            <text:p>Klar</text:p>
          </table:table-cell>
          <table:table-cell table:number-columns-repeated="2" office:value-type="float" office:value="1.5">
            <text:p>1.5</text:p>
          </table:table-cell>
        </table:table-row>
        <table:table-row table:style-name="ro1">
          <table:table-cell/>
          <table:table-cell office:value-type="string">
            <text:p>Skapa fler fiender, samt render mer än en.</text:p>
          </table:table-cell>
          <table:table-cell office:value-type="string">
            <text:p>Klar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3" office:value-type="string">
            <text:p>Summa</text:p>
          </table:table-cell>
          <table:table-cell table:style-name="Default" table:formula="of:=SUM([.D12:.D21])" office:value-type="float" office:value="25.5">
            <text:p>25.5</text:p>
          </table:table-cell>
          <table:table-cell table:style-name="ce4" table:formula="of:=SUM([.E12:.E22])" office:value-type="float" office:value="30.5">
            <text:p>30.5</text:p>
          </table:table-cell>
        </table:table-row>
        <table:table-row table:style-name="ro1">
          <table:table-cell table:number-columns-repeated="2"/>
          <table:table-cell table:style-name="ce3" office:value-type="string">
            <text:p>föregående iteration</text:p>
          </table:table-cell>
          <table:table-cell table:style-name="ce3"/>
          <table:table-cell table:style-name="ce3" office:value-type="string">
            <text:p>23,5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Default" office:value-type="string">
            <text:p>Mål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Karv</text:p>
          </table:table-cell>
          <table:table-cell office:value-type="string">
            <text:p>Uppgift</text:p>
          </table:table-cell>
          <table:table-cell office:value-type="string">
            <text:p>Status</text:p>
          </table:table-cell>
          <table:table-cell office:value-type="string">
            <text:p>Skattad tid</text:p>
          </table:table-cell>
          <table:table-cell office:value-type="string">
            <text:p>Verklig tid</text:p>
          </table:table-cell>
        </table:table-row>
        <table:table-row table:style-name="ro1">
          <table:table-cell office:value-type="string">
            <text:p>F6</text:p>
          </table:table-cell>
          <table:table-cell office:value-type="string">
            <text:p>Gör så fienderna också skjuter och rör sig, bossen också om tid finns</text:p>
          </table:table-cell>
          <table:table-cell office:value-type="string">
            <text:p>Klar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F6</text:p>
          </table:table-cell>
          <table:table-cell office:value-type="string">
            <text:p>Skapa fler fiender.</text:p>
          </table:table-cell>
          <table:table-cell office:value-type="string">
            <text:p>Kla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6</text:p>
          </table:table-cell>
          <table:table-cell office:value-type="string">
            <text:p>Skapa den första bossen</text:p>
          </table:table-cell>
          <table:table-cell office:value-type="string">
            <text:p>Kla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F6 </text:p>
          </table:table-cell>
          <table:table-cell office:value-type="string">
            <text:p>Ge alla fiender HP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F5</text:p>
          </table:table-cell>
          <table:table-cell office:value-type="string">
            <text:p>Ge de olika vapnen skada, se till att det hanteras korrekt</text:p>
          </table:table-cell>
          <table:table-cell office:value-type="string">
            <text:p>Klar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F9</text:p>
          </table:table-cell>
          <table:table-cell office:value-type="string">
            <text:p>Skriv om koden för nivå, se till att det hanteras utanför game state</text:p>
          </table:table-cell>
          <table:table-cell office:value-type="string">
            <text:p>Klar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Skapa iterationsplan 4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ystemtest med testrapport</text:p>
          </table:table-cell>
          <table:table-cell office:value-type="string">
            <text:p>Klar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Handledarmöte</text:p>
          </table:table-cell>
          <table:table-cell office:value-type="string">
            <text:p>Klar</text:p>
          </table:table-cell>
          <table:table-cell office:value-type="float" office:value="1.5">
            <text:p>1.5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trukturera koden på ett bra sätt.</text:p>
          </table:table-cell>
          <table:table-cell office:value-type="string">
            <text:p>Klar</text:p>
          </table:table-cell>
          <table:table-cell table:number-columns-repeated="2" office:value-type="float" office:value="2">
            <text:p>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Summa</text:p>
          </table:table-cell>
          <table:table-cell table:formula="of:=SUM([.D30:.D41])" office:value-type="float" office:value="28.5">
            <text:p>28.5</text:p>
          </table:table-cell>
          <table:table-cell table:formula="of:=SUM([.E30:.E41])" office:value-type="float" office:value="28">
            <text:p>28</text:p>
          </table:table-cell>
        </table:table-row>
        <table:table-row table:style-name="ro1">
          <table:table-cell table:number-columns-repeated="2"/>
          <table:table-cell office:value-type="string">
            <text:p>föregående iteration</text:p>
          </table:table-cell>
          <table:table-cell/>
          <table:table-cell office:value-type="float" office:value="30.5">
            <text:p>30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21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1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1P2" style:volatile="true">
      <number:currency-symbol/>
      <number:text>- </number:text>
    </number:currency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</number:text>
    </number:number-style>
    <number:number-style style:name="N125P1" style:volatile="true">
      <number:text>  (</number:text>
      <number:number number:decimal-places="0" number:min-integer-digits="1" number:grouping="true"/>
      <number:text>)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8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8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8P2" style:volatile="true">
      <number:currency-symbol/>
      <number:text>- </number:text>
    </number:currency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4">05/04/2014</text:date>, <text:time>22:0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H9M43S</meta:editing-duration>
    <meta:editing-cycles>11</meta:editing-cycles>
    <meta:generator>OpenOffice/4.0.1$Win32 OpenOffice.org_project/401m5$Build-9714</meta:generator>
    <dc:date>2014-05-04T22:03:37.46</dc:date>
    <meta:document-statistic meta:table-count="3" meta:cell-count="125" meta:object-count="0"/>
    <meta:user-defined meta:name="Info 1"/>
    <meta:user-defined meta:name="Info 2"/>
    <meta:user-defined meta:name="Info 3"/>
    <meta:user-defined meta:name="Info 4"/>
  </office:meta>
</office:document-meta>
</file>